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044edc" officeooo:paragraph-rsid="00044edc"/>
    </style:style>
    <style:style style:name="P2" style:family="paragraph" style:parent-style-name="Header">
      <style:text-properties officeooo:rsid="00062ba7" officeooo:paragraph-rsid="00062ba7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69b24d" officeooo:paragraph-rsid="0069b24d"/>
    </style:style>
    <style:style style:name="P5" style:family="paragraph" style:parent-style-name="Text_20_body">
      <style:paragraph-properties fo:margin-top="0in" fo:margin-bottom="0in" loext:contextual-spacing="false" fo:break-before="page"/>
      <style:text-properties fo:font-variant="normal" fo:text-transform="none" fo:color="#000000" style:font-name="Times New Roman" fo:font-size="14pt" fo:letter-spacing="normal" fo:font-style="normal" fo:font-weight="normal" officeooo:paragraph-rsid="0069b24d" style:font-weight-asian="normal" style:font-weight-complex="normal"/>
    </style:style>
    <style:style style:name="P6" style:family="paragraph" style:parent-style-name="Table_20_Contents">
      <style:text-properties officeooo:rsid="006e0864" officeooo:paragraph-rsid="006e0864"/>
    </style:style>
    <style:style style:name="P7" style:family="paragraph" style:parent-style-name="Text_20_body" style:list-style-name="L1">
      <style:text-properties officeooo:paragraph-rsid="00759503"/>
    </style:style>
    <style:style style:name="P8" style:family="paragraph" style:parent-style-name="Text_20_body">
      <style:text-properties fo:font-weight="normal" officeooo:rsid="0086e63f" officeooo:paragraph-rsid="0086e63f" style:font-weight-asian="normal" style:font-weight-complex="normal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bold" officeooo:paragraph-rsid="00737773" style:font-weight-asian="bold" style:font-weight-complex="bold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bold" officeooo:paragraph-rsid="007469f4" style:font-weight-asian="bold" style:font-weight-complex="bold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bold" officeooo:paragraph-rsid="00756bf0" style:font-weight-asian="bold" style:font-weight-complex="bold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7aadc1" officeooo:paragraph-rsid="007aadc1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7deebd" officeooo:paragraph-rsid="007deebd"/>
    </style:style>
    <style:style style:name="P1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8115e4" officeooo:paragraph-rsid="008115e4"/>
    </style:style>
    <style:style style:name="P1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83aaef" officeooo:paragraph-rsid="0083aaef"/>
    </style:style>
    <style:style style:name="P1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8584b4" officeooo:paragraph-rsid="008584b4"/>
    </style:style>
    <style:style style:name="T1" style:family="text">
      <style:text-properties officeooo:rsid="00062ba7"/>
    </style:style>
    <style:style style:name="T2" style:family="text">
      <style:text-properties fo:font-variant="normal" fo:text-transform="none" fo:color="#000000" style:font-name="Times New Roman" fo:font-size="14pt" fo:letter-spacing="normal" fo:font-style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bold" officeooo:rsid="00759503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font-style="normal" officeooo:rsid="006fbd92"/>
    </style:style>
    <style:style style:name="T6" style:family="text">
      <style:text-properties fo:font-variant="normal" fo:text-transform="none" fo:color="#000000" style:font-name="Times New Roman" fo:font-size="14pt" fo:letter-spacing="normal" fo:font-style="normal" officeooo:rsid="00706e97"/>
    </style:style>
    <style:style style:name="T7" style:family="text">
      <style:text-properties fo:font-variant="normal" fo:text-transform="none" fo:color="#000000" style:font-name="Times New Roman" fo:font-size="14pt" fo:letter-spacing="normal" fo:font-style="normal" officeooo:rsid="00708ff2"/>
    </style:style>
    <style:style style:name="T8" style:family="text">
      <style:text-properties officeooo:rsid="00737773"/>
    </style:style>
    <style:style style:name="T9" style:family="text">
      <style:text-properties officeooo:rsid="007469f4"/>
    </style:style>
    <style:style style:name="T10" style:family="text">
      <style:text-properties officeooo:rsid="00756bf0"/>
    </style:style>
    <style:style style:name="T11" style:family="text">
      <style:text-properties officeooo:rsid="007fdf9e"/>
    </style:style>
    <style:style style:name="T12" style:family="text">
      <style:text-properties officeooo:rsid="00811e6a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9921091336158645" text:style-name="L1">
        <text:list-item>
          <text:p text:style-name="P9"><text:s/><text:span text:style-name="T8">Describe the asymmetric solution. How does the asymmetric solution guarantee the philosophers never enter a deadlocked state?</text:span></text:p>
        </text:list-item>
      </text:list>
      <text:p text:style-name="P3"/>
      <text:p text:style-name="P12">It ensures that neighbor nodes will go for the same resource so that a collision happens sooner, rather than letting every neighbor take one resource each.</text:p>
      <text:p text:style-name="P3"/>
      <text:list xml:id="list80438926618993" text:continue-numbering="true" text:style-name="L1">
        <text:list-item>
          <text:p text:style-name="P10"><text:s/><text:span text:style-name="T9">Does the asymmetric solution prevent starvation? Explain.</text:span></text:p>
        </text:list-item>
      </text:list>
      <text:p text:style-name="P3"/>
      <text:p text:style-name="P13">Yes; a philosopher will <text:span text:style-name="T11">be blocked on its first resource if a neighbor has already taken it as its second resource.</text:span></text:p>
      <text:p text:style-name="P3"/>
      <text:list xml:id="list80439300108837" text:continue-numbering="true" text:style-name="L1">
        <text:list-item>
          <text:p text:style-name="P10"><text:s/><text:span text:style-name="T9">Describe the waiter's solution. How does the waiter's solution guarantee the philosophers never enter a deadlocked state?</text:span></text:p>
        </text:list-item>
      </text:list>
      <text:p text:style-name="P3"/>
      <text:p text:style-name="P14">With the waiter’s solution, <text:span text:style-name="T12">a waiter mutex is locked while the philosopher takes the chopstick resources and when the philosopher releases the chopstick resources. If both resources are not available, a philosopher waits until they are available before using the waiter lock. Once finished, the neighbors will be signaled that the chopsticks are available.</text:span></text:p>
      <text:p text:style-name="P15">This ensures that pairs of resources are allocated together and released together, so that no philosopher has just one resource and is stuck waiting.</text:p>
      <text:p text:style-name="P3"/>
      <text:list xml:id="list80440238087403" text:continue-numbering="true" text:style-name="L1">
        <text:list-item>
          <text:p text:style-name="P11"><text:s/><text:span text:style-name="T10">Does the waiter's solution prevent starvation? Explain.</text:span></text:p>
        </text:list-item>
      </text:list>
      <text:p text:style-name="P3"/>
      <text:p text:style-name="P16">It doesn’t; a philosopher may be signaled that a chopstick on one side is available, but the neighbor at the other side might allocate its chopsticks during this time and a philosopher might be regularly stuck in-between two eating philosophers.</text:p>
      <text:p text:style-name="P4"/>
      <text:p text:style-name="P5"/>
      <text:list xml:id="list80439495155434" text:continue-numbering="true" text:style-name="L1">
        <text:list-item>
          <text:p text:style-name="P7"><text:span text:style-name="T3"><text:s/></text:span><text:span text:style-name="T4">Consider a scenario under a condition variable based solution where a philosopher determines at the time it frees its chopsticks that both chopsticks of another philosopher (Phil) it shares with are free, and so it sends the (possibly) waiting Phil a signal. Under what circumstances may Phil find that both of its chopsticks are NOT free when it checks?</text:span></text:p>
        </text:list-item>
      </text:list>
      <text:p text:style-name="P8"><text:span text:style-name="T7">I</text:span><text:span text:style-name="T2">f, between the signal time and the pickup time, both chopsticks are taken by Phil’s neighbors on both si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44edc" officeooo:paragraph-rsid="00044edc"/>
    </style:style>
    <style:style style:name="MP2" style:family="paragraph" style:parent-style-name="Header">
      <style:text-properties officeooo:rsid="00062ba7" officeooo:paragraph-rsid="00062ba7"/>
    </style:style>
    <style:style style:name="MT1" style:family="text">
      <style:text-properties officeooo:rsid="00062b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ab 7</text:span><text:tab/><text:tab/>Page <text:page-number text:select-page="current">1</text:page-number> of <text:page-count>2</text:page-count></text:p>
        <text:p text:style-name="MP2">EECS 678, W 4:00</text:p>
        <text:p text:style-name="MP1">Rachel J. Morr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5:26:52.873977687</meta:creation-date>
    <dc:title>Page number</dc:title>
    <meta:editing-duration>PT7H39M39S</meta:editing-duration>
    <meta:editing-cycles>128</meta:editing-cycles>
    <meta:generator>LibreOffice/5.1.4.2$Linux_X86_64 LibreOffice_project/10m0$Build-2</meta:generator>
    <dc:date>2017-04-05T08:04:38.415209456</dc:date>
    <meta:document-statistic meta:table-count="0" meta:image-count="0" meta:object-count="0" meta:page-count="2" meta:paragraph-count="14" meta:word-count="309" meta:character-count="1906" meta:non-whitespace-character-count="1610"/>
    <meta:template xlink:type="simple" xlink:actuate="onRequest" xlink:title="Page number" xlink:href="../../../../Templates/Page%20number.ott" meta:date="2017-02-01T15:26:52.539126542"/>
  </office:meta>
</office:document-meta>
</file>